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WiFi.h&gt;//library for wifi</text:p>
      <text:p text:style-name="Standard">#include &lt;PubSubClient.h&gt;//library for MQtt</text:p>
      <text:p text:style-name="Standard">#define ORG "q1wscz”</text:p>
      <text:p text:style-name="Standard">#define DEVICE_E "sampledevice"</text:p>
      <text:p text:style-name="Standard">#define DEVICE_D "24052002</text:p>
      <text:p text:style-name="Standard">#define TOKEN "K9)lI1C@tX6yO(J6L1"</text:p>
      <text:p text:style-name="Standard">const int T_PIN = 5;</text:p>
      <text:p text:style-name="Standard">const int E_PIN = 4;</text:p>
      <text:p text:style-name="Standard">//-------- Customise the above values --------</text:p>
      <text:p text:style-name="Standard">char server[] = ORG ".messaging.internetofthings.ibmcloud.com";// Server Name</text:p>
      <text:p text:style-name="Standard">char publishTopic[] = "iot-2/evt/Data/fmt/json";// topic name and type of event perform and</text:p>
      <text:p text:style-name="Standard">format in which data to be send</text:p>
      <text:p text:style-name="Standard">char subscribetopic[] = "iot-2/cmd/test/fmt/String";// cmd REPRESENT command type</text:p>
      <text:p text:style-name="Standard">AND COMMAND IS TEST OF FORMAT STRING</text:p>
      <text:p text:style-name="Standard">char authMethod[] = "use-token-auth";// authentication method</text:p>
      <text:p text:style-name="Standard">char token[] = TOKEN;</text:p>
      <text:p text:style-name="Standard">char clientId[] = "d:" ORG ":" DEVICE_E ":" DEVICE_D;//client id</text:p>
      <text:p text:style-name="Standard">//</text:p>
      <text:p text:style-name="Standard">WiFiClient wifiClient; // creating the instance for wificlient</text:p>
      <text:p text:style-name="Standard">PubSubClient client(server, 1883, wifiClient); //calling the predefined client id by passing</text:p>
      <text:p text:style-name="Standard">parameter like server id,portand wificredential</text:p>
      <text:p text:style-name="Standard">void setup() {</text:p>
      <text:p text:style-name="Standard">Serial.begin(115200);</text:p>
      <text:p text:style-name="Standard">pinMode(T_PIN, OUTPUT);</text:p>
      <text:p text:style-name="Standard">pinMode(E_PIN, INPUT);</text:p>
      <text:p text:style-name="Standard">wificonnect();</text:p>
      <text:p text:style-name="Standard">mqttconnect();</text:p>
      <text:p text:style-name="Standard">}</text:p>
      <text:p text:style-name="Standard">float readDistanceCM() {</text:p>
      <text:p text:style-name="Standard">digitalWrite(T_PIN, LOW);</text:p>
      <text:p text:style-name="Standard">delayMicroseconds(2);</text:p>
      <text:p text:style-name="Standard">digitalWrite(T_PIN, HIGH);</text:p>
      <text:p text:style-name="Standard">delayMicroseconds(10);</text:p>
      <text:p text:style-name="Standard">digitalWrite(T_PIN, LOW);</text:p>
      <text:p text:style-name="Standard">int duration = pulseIn(E_PIN, HIGH);</text:p>
      <text:p text:style-name="Standard">return duration * 0.034 / 2;</text:p>
      <text:p text:style-name="Standard">}</text:p>
      <text:p text:style-name="Standard">void loop() {</text:p>
      <text:p text:style-name="Standard">float distance = readDistanceCM();</text:p>
      <text:p text:style-name="Standard">Serial.print("Measured distance: ");</text:p>
      <text:p text:style-name="Standard">Serial.println(distance);</text:p>
      <text:p text:style-name="Standard">if(distance&lt;=100){</text:p>
      <text:p text:style-name="Standard">PublishData(distance);</text:p>
      <text:p text:style-name="Standard">}</text:p>
      <text:p text:style-name="Standard">delay(1000);</text:p>
      <text:p text:style-name="Standard">if (!client.loop()) {</text:p>
      <text:p text:style-name="Standard">mqttconnect();</text:p>
      <text:p text:style-name="Standard">}</text:p>
      <text:p text:style-name="Standard">}</text:p>
      <text:p text:style-name="Standard">void PublishData(float distance) {</text:p>
      <text:p text:style-name="Standard">mqttconnect();//function call for connecting to ibm</text:p>
      <text:p text:style-name="Standard">/*</text:p>
      <text:p text:style-name="Standard"><text:soft-page-break/>creating the String in in form JSon to update the data to ibm cloud</text:p>
      <text:p text:style-name="Standard">*/</text:p>
      <text:p text:style-name="Standard">bool status=true;</text:p>
      <text:p text:style-name="Standard">String payload = "{\"ALERT_MESSAGE\":";</text:p>
      <text:p text:style-name="Standard">payload += status;</text:p>
      <text:p text:style-name="Standard">payload += "," "\"DISTANCE\":";</text:p>
      <text:p text:style-name="Standard">payload += distance;</text:p>
      <text:p text:style-name="Standard">payload += "}";</text:p>
      <text:p text:style-name="Standard">Serial.print("Sending payload: ");</text:p>
      <text:p text:style-name="Standard">Serial.println(payload);</text:p>
      <text:p text:style-name="Standard">if (client.publish(publishTopic, (char*) payload.c_str())) {</text:p>
      <text:p text:style-name="Standard">Serial.println("Publish ok");// if it sucessfully upload data on the cloud then it will print</text:p>
      <text:p text:style-name="Standard">publish ok in Serial monitor or else it will print publish failed</text:p>
      <text:p text:style-name="Standard">} else {</text:p>
      <text:p text:style-name="Standard">Serial.println("Publish failed");</text:p>
      <text:p text:style-name="Standard">}</text:p>
      <text:p text:style-name="Standard">}</text:p>
      <text:p text:style-name="Standard">void mqttconnect() {</text:p>
      <text:p text:style-name="Standard">if (!client.connected()) {</text:p>
      <text:p text:style-name="Standard">Serial.print("Reconnecting client to ");</text:p>
      <text:p text:style-name="Standard">Serial.println(server);</text:p>
      <text:p text:style-name="Standard">while (!!!client.connect(clientId, authMethod, token)) {</text:p>
      <text:p text:style-name="Standard">Serial.print(".");</text:p>
      <text:p text:style-name="Standard">delay(500);</text:p>
      <text:p text:style-name="Standard">}</text:p>
      <text:p text:style-name="Standard">initManagedDevice();</text:p>
      <text:p text:style-name="Standard">Serial.println();</text:p>
      <text:p text:style-name="Standard">}</text:p>
      <text:p text:style-name="Standard">}</text:p>
      <text:p text:style-name="Standard">void wificonnect() //function defination for wificonnect</text:p>
      <text:p text:style-name="Standard">{</text:p>
      <text:p text:style-name="Standard">Serial.println();</text:p>
      <text:p text:style-name="Standard">Serial.print("Connecting to ");</text:p>
      <text:p text:style-name="Standard">WiFi.begin("Wokwi-GUEST", "", 6);//passing the wifi credentials to establish the</text:p>
      <text:p text:style-name="Standard">connection</text:p>
      <text:p text:style-name="Standard">while (WiFi.status() != WL_CONNECTED) {</text:p>
      <text:p text:style-name="Standard">delay(500);</text:p>
      <text:p text:style-name="Standard">Serial.print(".");</text:p>
      <text:p text:style-name="Standard">}</text:p>
      <text:p text:style-name="Standard">Serial.println("");</text:p>
      <text:p text:style-name="Standard">Serial.println("WiFi connected");</text:p>
      <text:p text:style-name="Standard">Serial.println("IP address: ");</text:p>
      <text:p text:style-name="Standard">Serial.println(WiFi.localIP());</text:p>
      <text:p text:style-name="Standard">}</text:p>
      <text:p text:style-name="Standard">void initManagedDevice() {</text:p>
      <text:p text:style-name="Standard">if (client.subscribe(subscribetopic)) {</text:p>
      <text:p text:style-name="Standard">Serial.println((subscribetopic));</text:p>
      <text:p text:style-name="Standard">Serial.println("subscribe to cmd OK");</text:p>
      <text:p text:style-name="Standard">} else {</text:p>
      <text:p text:style-name="Standard">Serial.println("subscribe to cmd FAILED");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23:25:18.562932787</meta:creation-date>
    <dc:date>2022-11-17T23:28:46.809336207</dc:date>
    <meta:editing-duration>PT3M28S</meta:editing-duration>
    <meta:editing-cycles>1</meta:editing-cycles>
    <meta:document-statistic meta:table-count="0" meta:image-count="0" meta:object-count="0" meta:page-count="2" meta:paragraph-count="104" meta:word-count="344" meta:character-count="2871" meta:non-whitespace-character-count="2631"/>
    <meta:generator>LibreOffice/7.3.6.2$Linux_X86_64 LibreOffice_project/30$Build-2</meta:generator>
  </office:meta>
</office:document-meta>
</file>